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NodeFactory.getCMUniOpNode( int type , CMNode child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MNodeFactory.getCMBinOpNode( int type , CMNode leftNode , CMNode righ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MNodeFactory.setProperty( String propertyId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MNodeFactory.getCMLeafNode( int type , Object leaf , int id ,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MNodeFactory.resetNod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NodeFactory.CMNod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MNodeFactory.reset( XMLComponentManager component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MNodeFactory.nodeCountChe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MNodeFactory.getCMRepeatingLeafNode( int type , Object leaf , int minOccurs , int maxOccurs , int id ,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